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16" style:family="paragraph" style:parent-style-name="Table_20_Contents">
      <style:text-properties officeooo:rsid="001bfdc6" officeooo:paragraph-rsid="001bfdc6"/>
    </style:style>
    <style:style style:name="P17" style:family="paragraph" style:parent-style-name="Table_20_Contents">
      <style:text-properties officeooo:rsid="001ce5eb" officeooo:paragraph-rsid="001ce5eb"/>
    </style:style>
    <style:style style:name="P18" style:family="paragraph" style:parent-style-name="Table_20_Contents">
      <style:text-properties officeooo:rsid="0020e66a" officeooo:paragraph-rsid="0020e66a"/>
    </style:style>
    <style:style style:name="P19" style:family="paragraph" style:parent-style-name="Table_20_Contents">
      <style:text-properties officeooo:rsid="0020e66a" officeooo:paragraph-rsid="002f44c1"/>
    </style:style>
    <style:style style:name="P20" style:family="paragraph" style:parent-style-name="Table_20_Contents">
      <style:text-properties officeooo:paragraph-rsid="001ce5eb"/>
    </style:style>
    <style:style style:name="P21" style:family="paragraph" style:parent-style-name="Table_20_Contents">
      <style:text-properties officeooo:rsid="001ce5eb" officeooo:paragraph-rsid="001ce5eb" fo:background-color="transparent"/>
    </style:style>
    <style:style style:name="P22" style:family="paragraph" style:parent-style-name="Table_20_Contents">
      <style:text-properties officeooo:rsid="002bb31e" officeooo:paragraph-rsid="002bb31e"/>
    </style:style>
    <style:style style:name="P23" style:family="paragraph" style:parent-style-name="Table_20_Contents">
      <style:text-properties officeooo:rsid="002c1bbf" officeooo:paragraph-rsid="002c1bbf"/>
    </style:style>
    <style:style style:name="P24" style:family="paragraph" style:parent-style-name="Table_20_Contents">
      <style:text-properties officeooo:rsid="002da303" officeooo:paragraph-rsid="002da303"/>
    </style:style>
    <style:style style:name="P25" style:family="paragraph" style:parent-style-name="Table_20_Contents">
      <style:text-properties officeooo:rsid="002da303" officeooo:paragraph-rsid="0020e66a"/>
    </style:style>
    <style:style style:name="P26" style:family="paragraph" style:parent-style-name="Table_20_Contents">
      <style:text-properties officeooo:rsid="002f44c1" officeooo:paragraph-rsid="002f44c1"/>
    </style:style>
    <style:style style:name="P27" style:family="paragraph" style:parent-style-name="Table_20_Contents">
      <style:text-properties officeooo:rsid="00327015" officeooo:paragraph-rsid="00327015"/>
    </style:style>
    <style:style style:name="P28" style:family="paragraph" style:parent-style-name="Table_20_Contents">
      <style:text-properties officeooo:rsid="003355a3" officeooo:paragraph-rsid="003355a3"/>
    </style:style>
    <style:style style:name="P29" style:family="paragraph" style:parent-style-name="Standard">
      <style:text-properties officeooo:rsid="001bfdc6" officeooo:paragraph-rsid="001bfdc6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355a3" officeooo:paragraph-rsid="003547a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da303" officeooo:paragraph-rsid="003547a5" style:font-weight-asian="bold" style:font-weight-complex="bold"/>
    </style:style>
    <style:style style:name="P32" style:family="paragraph" style:parent-style-name="Table_20_Contents">
      <style:text-properties officeooo:rsid="002da303" officeooo:paragraph-rsid="003547a5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6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16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16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16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17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17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18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15">7</text:p>
          </table:table-cell>
          <table:table-cell table:style-name="Tabella1.A8" office:value-type="string">
            <text:p text:style-name="P21">Doodle for second weekly meeting</text:p>
          </table:table-cell>
          <table:table-cell table:style-name="Tabella1.A8" office:value-type="string">
            <text:p text:style-name="P14">08/11/2013</text:p>
          </table:table-cell>
          <table:table-cell table:style-name="Tabella1.D8" office:value-type="string">
            <text:p text:style-name="P21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17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17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16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17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17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16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8">13</text:p>
          </table:table-cell>
          <table:table-cell table:style-name="Tabella1.A14" office:value-type="string">
            <text:p text:style-name="P16">Read Requirements Documentation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8">14</text:p>
          </table:table-cell>
          <table:table-cell table:style-name="Tabella1.A14" office:value-type="string">
            <text:p text:style-name="P16">Give feedbacks about requirements documentatiom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8">15</text:p>
          </table:table-cell>
          <table:table-cell table:style-name="Tabella1.A14" office:value-type="string">
            <text:p text:style-name="P16">Read Design Documentation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8">16</text:p>
          </table:table-cell>
          <table:table-cell table:style-name="Tabella1.A14" office:value-type="string">
            <text:p text:style-name="P16">Give feedbacks about Design Documentation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16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6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16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6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16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8">20</text:p>
          </table:table-cell>
          <table:table-cell table:style-name="Tabella1.A14" office:value-type="string">
            <text:p text:style-name="P18">Download the repository on personal PC</text:p>
          </table:table-cell>
          <table:table-cell table:style-name="Tabella1.A14" office:value-type="string">
            <text:p text:style-name="P7">10/11/2013</text:p>
          </table:table-cell>
          <table:table-cell table:style-name="Tabella1.D14" office:value-type="string">
            <text:p text:style-name="P18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18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8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17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7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17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7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18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18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17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17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17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2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16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6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16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6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16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6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2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2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2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2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2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2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2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3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13">37</text:p>
          </table:table-cell>
          <table:table-cell table:style-name="Tabella1.A8" office:value-type="string">
            <text:p text:style-name="P28">Group Meeting</text:p>
          </table:table-cell>
          <table:table-cell table:style-name="Tabella1.A8" office:value-type="string">
            <text:p text:style-name="P13">12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3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28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17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0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3">40</text:p>
          </table:table-cell>
          <table:table-cell table:style-name="Tabella1.A8" office:value-type="string">
            <text:p text:style-name="P17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0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29" office:value-type="string">
            <text:p text:style-name="P10">4<text:span text:style-name="T13">1</text:span></text:p>
          </table:table-cell>
          <table:table-cell table:style-name="Tabella1.A29" office:value-type="string">
            <text:p text:style-name="P24">Meeting with supervisors</text:p>
          </table:table-cell>
          <table:table-cell table:style-name="Tabella1.A29" office:value-type="string">
            <text:p text:style-name="P10">13/11/2013</text:p>
          </table:table-cell>
          <table:table-cell table:style-name="Tabella1.D29" office:value-type="string">
            <text:p text:style-name="P24">Andrea</text:p>
          </table:table-cell>
        </table:table-row>
        <table:table-row>
          <table:table-cell table:style-name="Tabella1.A29" office:value-type="string">
            <text:p text:style-name="P10">4<text:span text:style-name="T13">2</text:span></text:p>
          </table:table-cell>
          <table:table-cell table:style-name="Tabella1.A29" office:value-type="string">
            <text:p text:style-name="P24">Summary of the meeting with supervisors</text:p>
          </table:table-cell>
          <table:table-cell table:style-name="Tabella1.A29" office:value-type="string">
            <text:p text:style-name="P10">13/11/2013</text:p>
          </table:table-cell>
          <table:table-cell table:style-name="Tabella1.D29" office:value-type="string">
            <text:p text:style-name="P24">Andrea</text:p>
          </table:table-cell>
        </table:table-row>
        <table:table-row>
          <table:table-cell table:style-name="Tabella1.A29" office:value-type="string">
            <text:p text:style-name="P13">43</text:p>
          </table:table-cell>
          <table:table-cell table:style-name="Tabella1.A29" office:value-type="string">
            <text:p text:style-name="P28">Managing Meeting</text:p>
          </table:table-cell>
          <table:table-cell table:style-name="Tabella1.A29" office:value-type="string">
            <text:p text:style-name="P13">13/11/2013</text:p>
          </table:table-cell>
          <table:table-cell table:style-name="Tabella1.D29" office:value-type="string">
            <text:p text:style-name="P28">Andrea + Dzana</text:p>
          </table:table-cell>
        </table:table-row>
        <table:table-row>
          <table:table-cell table:style-name="Tabella1.A29" office:value-type="string">
            <text:p text:style-name="P13">44</text:p>
          </table:table-cell>
          <table:table-cell table:style-name="Tabella1.A29" office:value-type="string">
            <text:p text:style-name="P16">Gathering informations about web app, web services, presentation layer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16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3">45</text:p>
          </table:table-cell>
          <table:table-cell table:style-name="Tabella1.A29" office:value-type="string">
            <text:p text:style-name="P16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16">All</text:p>
          </table:table-cell>
        </table:table-row>
        <table:table-row>
          <table:table-cell table:style-name="Tabella1.A29" office:value-type="string">
            <text:p text:style-name="P13">46</text:p>
          </table:table-cell>
          <table:table-cell table:style-name="Tabella1.A29" office:value-type="string">
            <text:p text:style-name="P24"><text:span text:style-name="T13">Group</text:span> Meeting</text:p>
          </table:table-cell>
          <table:table-cell table:style-name="Tabella1.A29" office:value-type="string">
            <text:p text:style-name="P10">14/11/2013</text:p>
          </table:table-cell>
          <table:table-cell table:style-name="Tabella1.D29" office:value-type="string">
            <text:p text:style-name="P28">All</text:p>
          </table:table-cell>
        </table:table-row>
        <table:table-row>
          <table:table-cell table:style-name="Tabella1.A29" office:value-type="string">
            <text:p text:style-name="P13">47</text:p>
          </table:table-cell>
          <table:table-cell table:style-name="Tabella1.A29" office:value-type="string">
            <text:p text:style-name="P19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29" office:value-type="string">
            <text:p text:style-name="P11">15/11/2013</text:p>
          </table:table-cell>
          <table:table-cell table:style-name="Tabella1.D29" office:value-type="string">
            <text:p text:style-name="P26">Ghazaleh</text:p>
          </table:table-cell>
        </table:table-row>
        <table:table-row>
          <table:table-cell table:style-name="Tabella1.A29" office:value-type="string">
            <text:p text:style-name="P13">48</text:p>
          </table:table-cell>
          <table:table-cell table:style-name="Tabella1.A29" office:value-type="string">
            <text:p text:style-name="P27">Deliver Flowcharts about algorithms</text:p>
          </table:table-cell>
          <table:table-cell table:style-name="Tabella1.A29" office:value-type="string">
            <text:p text:style-name="P12">15/11/2013</text:p>
          </table:table-cell>
          <table:table-cell table:style-name="Tabella1.D29" office:value-type="string">
            <text:p text:style-name="P27">Ghazaleh</text:p>
          </table:table-cell>
        </table:table-row>
        <table:table-row>
          <table:table-cell table:style-name="Tabella1.A29" office:value-type="string">
            <text:p text:style-name="P13">49</text:p>
          </table:table-cell>
          <table:table-cell table:style-name="Tabella1.A29" office:value-type="string">
            <text:p text:style-name="P24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25">Miraldi</text:p>
          </table:table-cell>
        </table:table-row>
        <table:table-row>
          <table:table-cell table:style-name="Tabella1.A29" office:value-type="string">
            <text:p text:style-name="P13">50</text:p>
          </table:table-cell>
          <table:table-cell table:style-name="Tabella1.A29" office:value-type="string">
            <text:p text:style-name="P28">Deliver First Implementation of DAO</text:p>
          </table:table-cell>
          <table:table-cell table:style-name="Tabella1.A29" office:value-type="string">
            <text:p text:style-name="P13">17/11/2013</text:p>
          </table:table-cell>
          <table:table-cell table:style-name="Tabella1.D29" office:value-type="string">
            <text:p text:style-name="P28">Jorn + Marko</text:p>
          </table:table-cell>
        </table:table-row>
        <table:table-row>
          <table:table-cell table:style-name="Tabella1.A29" office:value-type="string">
            <text:p text:style-name="P13">51</text:p>
          </table:table-cell>
          <table:table-cell table:style-name="Tabella1.A29" office:value-type="string">
            <text:p text:style-name="P24">Start Implementing Math Engine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4">Andrea + Lorenzo</text:p>
          </table:table-cell>
        </table:table-row>
        <table:table-row>
          <table:table-cell table:style-name="Tabella1.A14" office:value-type="string">
            <text:p text:style-name="P13">52</text:p>
          </table:table-cell>
          <table:table-cell table:style-name="Tabella1.A14" office:value-type="string">
            <text:p text:style-name="P16">Read Requirements Documentation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13">53</text:p>
          </table:table-cell>
          <table:table-cell table:style-name="Tabella1.A14" office:value-type="string">
            <text:p text:style-name="P16">Give feedbacks about requirements documentatiom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13">54</text:p>
          </table:table-cell>
          <table:table-cell table:style-name="Tabella1.A14" office:value-type="string">
            <text:p text:style-name="P16">Read Design Documentation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14" office:value-type="string">
            <text:p text:style-name="P13">55</text:p>
          </table:table-cell>
          <table:table-cell table:style-name="Tabella1.A14" office:value-type="string">
            <text:p text:style-name="P16">Give feedbacks about Design Documentation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6">All</text:p>
          </table:table-cell>
        </table:table-row>
        <table:table-row>
          <table:table-cell table:style-name="Tabella1.A29" office:value-type="string">
            <text:p text:style-name="P13">56</text:p>
          </table:table-cell>
          <table:table-cell table:style-name="Tabella1.A29" office:value-type="string">
            <text:p text:style-name="P24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4">Andrea + Lorenzo</text:p>
          </table:table-cell>
        </table:table-row>
        <table:table-row>
          <table:table-cell table:style-name="Tabella1.A29" office:value-type="string">
            <text:p text:style-name="P30"><text:span text:style-name="T14">57</text:span></text:p>
          </table:table-cell>
          <table:table-cell table:style-name="Tabella1.A29" office:value-type="string">
            <text:p text:style-name="P32"><text:span text:style-name="T14">Update Mockups</text:span></text:p>
          </table:table-cell>
          <table:table-cell table:style-name="Tabella1.A29" office:value-type="string">
            <text:p text:style-name="P31"><text:span text:style-name="T14">17/11/2013</text:span></text:p>
          </table:table-cell>
          <table:table-cell table:style-name="Tabella1.D29" office:value-type="string">
            <text:p text:style-name="P32"><text:span text:style-name="T14">Nikola</text:span></text:p>
          </table:table-cell>
        </table:table-row>
        <table:table-row>
          <table:table-cell table:style-name="Tabella1.A29" office:value-type="string">
            <text:p text:style-name="P13">5<text:span text:style-name="T14">8</text:span></text:p>
          </table:table-cell>
          <table:table-cell table:style-name="Tabella1.A29" office:value-type="string">
            <text:p text:style-name="P24">Week Repor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4">All</text:p>
          </table:table-cell>
        </table:table-row>
        <table:table-row>
          <table:table-cell table:style-name="Tabella1.A29" office:value-type="string">
            <text:p text:style-name="P13">5<text:span text:style-name="T14">9</text:span></text:p>
          </table:table-cell>
          <table:table-cell table:style-name="Tabella1.A29" office:value-type="string">
            <text:p text:style-name="P24">Summary Week Report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24">Andrea</text:p>
          </table:table-cell>
        </table:table-row>
        <table:table-row>
          <table:table-cell table:style-name="Tabella1.A29" office:value-type="string">
            <text:p text:style-name="P30"><text:span text:style-name="T14">60</text:span></text:p>
          </table:table-cell>
          <table:table-cell table:style-name="Tabella1.A29" office:value-type="string">
            <text:p text:style-name="P24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24">Miraldi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2T22:40:35.63</dc:date>
    <meta:editing-duration>PT38M27S</meta:editing-duration>
    <meta:editing-cycles>21</meta:editing-cycles>
    <meta:generator>LibreOffice/4.0.5.2$Windows_x86 LibreOffice_project/5464147a081647a250913f19c0715bca595af2f</meta:generator>
    <meta:document-statistic meta:table-count="1" meta:image-count="0" meta:object-count="0" meta:page-count="2" meta:paragraph-count="244" meta:word-count="515" meta:character-count="3241" meta:non-whitespace-character-count="2968"/>
  </office:meta>
</office:document-meta>
</file>